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7.395cm" table:align="margins"/>
    </style:style>
    <style:style style:name="Table2.A" style:family="table-column">
      <style:table-column-properties style:column-width="8.698cm" style:rel-column-width="32767*"/>
    </style:style>
    <style:style style:name="Table2.B" style:family="table-column">
      <style:table-column-properties style:column-width="8.698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0.002cm solid #000000"/>
    </style:style>
    <style:style style:name="Table4" style:family="table">
      <style:table-properties style:width="17.395cm" table:align="margins"/>
    </style:style>
    <style:style style:name="Table4.A" style:family="table-column">
      <style:table-column-properties style:column-width="8.698cm" style:rel-column-width="32767*"/>
    </style:style>
    <style:style style:name="Table4.B" style:family="table-column">
      <style:table-column-properties style:column-width="8.698cm" style:rel-column-width="3276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padding="0.097cm" fo:border="0.002cm solid #000000"/>
    </style:style>
    <style:style style:name="Table6" style:family="table">
      <style:table-properties style:width="17.395cm" table:align="margins"/>
    </style:style>
    <style:style style:name="Table6.A" style:family="table-column">
      <style:table-column-properties style:column-width="8.698cm" style:rel-column-width="32767*"/>
    </style:style>
    <style:style style:name="Table6.B" style:family="table-column">
      <style:table-column-properties style:column-width="8.698cm" style:rel-column-width="32768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padding="0.097cm" fo:border="0.002cm solid #000000"/>
    </style:style>
    <style:style style:name="Table8" style:family="table">
      <style:table-properties style:width="17.395cm" table:align="margins"/>
    </style:style>
    <style:style style:name="Table8.A" style:family="table-column">
      <style:table-column-properties style:column-width="8.698cm" style:rel-column-width="32767*"/>
    </style:style>
    <style:style style:name="Table8.B" style:family="table-column">
      <style:table-column-properties style:column-width="8.698cm" style:rel-column-width="32768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17.59cm" style:rel-column-width="65535*"/>
    </style:style>
    <style:style style:name="Table9.A1" style:family="table-cell">
      <style:table-cell-properties fo:padding="0.097cm" fo:border="0.002cm solid #000000"/>
    </style:style>
    <style:style style:name="Table10" style:family="table">
      <style:table-properties style:width="17.395cm" table:align="margins"/>
    </style:style>
    <style:style style:name="Table10.A" style:family="table-column">
      <style:table-column-properties style:column-width="8.698cm" style:rel-column-width="32767*"/>
    </style:style>
    <style:style style:name="Table10.B" style:family="table-column">
      <style:table-column-properties style:column-width="8.698cm" style:rel-column-width="32768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17.59cm" style:rel-column-width="65535*"/>
    </style:style>
    <style:style style:name="Table11.A1" style:family="table-cell">
      <style:table-cell-properties fo:padding="0.097cm" fo:border="0.002cm solid #000000"/>
    </style:style>
    <style:style style:name="Table12" style:family="table">
      <style:table-properties style:width="17.395cm" table:align="margins"/>
    </style:style>
    <style:style style:name="Table12.A" style:family="table-column">
      <style:table-column-properties style:column-width="8.698cm" style:rel-column-width="32767*"/>
    </style:style>
    <style:style style:name="Table12.B" style:family="table-column">
      <style:table-column-properties style:column-width="8.698cm" style:rel-column-width="32768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B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7.59cm" table:align="margins"/>
    </style:style>
    <style:style style:name="Table13.A" style:family="table-column">
      <style:table-column-properties style:column-width="17.59cm" style:rel-column-width="65535*"/>
    </style:style>
    <style:style style:name="Table13.A1" style:family="table-cell">
      <style:table-cell-properties fo:padding="0.097cm" fo:border="0.002cm solid #000000"/>
    </style:style>
    <style:style style:name="Table14" style:family="table">
      <style:table-properties style:width="17.395cm" table:align="margins"/>
    </style:style>
    <style:style style:name="Table14.A" style:family="table-column">
      <style:table-column-properties style:column-width="8.698cm" style:rel-column-width="32767*"/>
    </style:style>
    <style:style style:name="Table14.B" style:family="table-column">
      <style:table-column-properties style:column-width="8.698cm" style:rel-column-width="32768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B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weight="bold" style:font-size-asian="12.25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4pt" style:font-size-asian="12.25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4pt" fo:font-weight="bold" style:font-size-asian="12.25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4pt" fo:font-weight="bol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4pt" fo:font-weight="bold" style:font-size-asian="12.25pt" style:font-weight-asian="bold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4pt" fo:font-weight="bold" style:font-size-asian="12.25pt" style:font-weight-asian="bold" style:font-size-complex="14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4pt" style:font-size-asian="12.25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s de uso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1">Nombre: <text:s text:c="14"/></text:span>Logueo administrador.</text:p>
            <text:p text:style-name="P5">Código: <text:s text:c="15"/><text:span text:style-name="T2">CU001</text:span></text:p>
            <text:p text:style-name="P4"><text:span text:style-name="T1">Descripción: <text:s text:c="7"/></text:span><text:span text:style-name="T2">El usuario administrador provee el email y contraseña para</text:span></text:p>
            <text:p text:style-name="P9"><text:s text:c="30"/>que sea identificado por el sistema.</text:p>
            <text:p text:style-name="P4"><text:span text:style-name="T1">Actores: <text:s text:c="14"/></text:span><text:span text:style-name="T2">Usuario.</text:span></text:p>
            <text:p text:style-name="P4"><text:span text:style-name="T1">Precondiciones:</text:span><text:span text:style-name="T2"> <text:s/>Ninguna.</text:span></text:p>
            <text:p text:style-name="P4"><text:span text:style-name="T1">Flujo normal</text:span><text:span text:style-name="T2">:</text:span></text:p>
            <text:p text:style-name="P9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6">Usuario</text:p>
                </table:table-cell>
                <table:table-cell table:style-name="Table2.B1" office:value-type="string">
                  <text:p text:style-name="P6">Sistema</text:p>
                </table:table-cell>
              </table:table-row>
              <table:table-row>
                <table:table-cell table:style-name="Table2.A2" office:value-type="string">
                  <text:p text:style-name="P4"><text:span text:style-name="T1">1.</text:span> Navega a la página de logueo.</text:p>
                </table:table-cell>
                <table:table-cell table:style-name="Table2.B2" office:value-type="string">
                  <text:p text:style-name="P4"/>
                </table:table-cell>
              </table:table-row>
              <table:table-row>
                <table:table-cell table:style-name="Table2.A2" office:value-type="string">
                  <text:p text:style-name="P5">2. <text:span text:style-name="T2">Ingresa su email y contraseña</text:span></text:p>
                </table:table-cell>
                <table:table-cell table:style-name="Table2.B2" office:value-type="string">
                  <text:p text:style-name="P5">3. <text:span text:style-name="T2">Toma y valida los datos</text:span></text:p>
                </table:table-cell>
              </table:table-row>
              <table:table-row>
                <table:table-cell table:style-name="Table2.A2" office:value-type="string">
                  <text:p text:style-name="P4"/>
                </table:table-cell>
                <table:table-cell table:style-name="Table2.B2" office:value-type="string">
                  <text:p text:style-name="P4"><text:span text:style-name="T1">4.</text:span> Autentifica al usuario</text:p>
                </table:table-cell>
              </table:table-row>
              <table:table-row>
                <table:table-cell table:style-name="Table2.A2" office:value-type="string">
                  <text:p text:style-name="P4"/>
                </table:table-cell>
                <table:table-cell table:style-name="Table2.B2" office:value-type="string">
                  <text:p text:style-name="P4"><text:span text:style-name="T1">5.</text:span> <text:span text:style-name="T2">Redirrecciona a la página principal</text:span></text:p>
                </table:table-cell>
              </table:table-row>
            </table:table>
            <text:p text:style-name="P5"/>
            <text:p text:style-name="P5">Extensiones:</text:p>
            <text:p text:style-name="P5">3a. <text:span text:style-name="T2">Si uno de los campos está vacío, regresa a la página de logueo y despliega mensaje de error pidiendo que se llenen los campos faltantes.</text:span></text:p>
            <text:p text:style-name="P5">4a. <text:span text:style-name="T2">Si algunos de los datos es incorrecto, regresa a la página de logueo y despliega mensaje de error informando que, el email o el password son incorrectos.</text:span></text:p>
          </table:table-cell>
        </table:table-row>
      </table:table>
      <text:p text:style-name="P7"/>
      <table:table table:name="Table7" table:style-name="Table7">
        <table:table-column table:style-name="Table7.A"/>
        <table:table-row>
          <table:table-cell table:style-name="Table7.A1" office:value-type="string">
            <text:p text:style-name="P4"><text:span text:style-name="T1">Nombre: <text:s text:c="14"/></text:span><text:span text:style-name="T2">Registrar nuevo usuario administrador</text:span></text:p>
            <text:p text:style-name="P5">Código: <text:s text:c="15"/><text:span text:style-name="T2">CU002</text:span></text:p>
            <text:p text:style-name="P4"><text:span text:style-name="T1">Descripción: <text:s text:c="7"/></text:span></text:p>
            <text:p text:style-name="P4"><text:span text:style-name="T1">Actores: <text:s text:c="14"/></text:span></text:p>
            <text:p text:style-name="P4"><text:span text:style-name="T1">Precondiciones:</text:span><text:span text:style-name="T2"> <text:s/></text:span></text:p>
            <text:p text:style-name="P4"><text:span text:style-name="T1">Flujo normal</text:span><text:span text:style-name="T2">:</text:span></text:p>
            <text:p text:style-name="P9"/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6">Usuario administrador</text:p>
                </table:table-cell>
                <table:table-cell table:style-name="Table8.B1" office:value-type="string">
                  <text:p text:style-name="P6">Sistema</text:p>
                </table:table-cell>
              </table:table-row>
              <table:table-row>
                <table:table-cell table:style-name="Table8.A2" office:value-type="string">
                  <text:p text:style-name="P4"/>
                </table:table-cell>
                <table:table-cell table:style-name="Table8.B2" office:value-type="string">
                  <text:p text:style-name="P4"/>
                </table:table-cell>
              </table:table-row>
              <table:table-row>
                <table:table-cell table:style-name="Table8.A2" office:value-type="string">
                  <text:p text:style-name="P5"><text:span text:style-name="T2"/></text:p>
                </table:table-cell>
                <table:table-cell table:style-name="Table8.B2" office:value-type="string">
                  <text:p text:style-name="P5"><text:span text:style-name="T2"/></text:p>
                </table:table-cell>
              </table:table-row>
              <table:table-row>
                <table:table-cell table:style-name="Table8.A2" office:value-type="string">
                  <text:p text:style-name="P4"/>
                </table:table-cell>
                <table:table-cell table:style-name="Table8.B2" office:value-type="string">
                  <text:p text:style-name="P4"/>
                </table:table-cell>
              </table:table-row>
              <table:table-row>
                <table:table-cell table:style-name="Table8.A2" office:value-type="string">
                  <text:p text:style-name="P4"/>
                </table:table-cell>
                <table:table-cell table:style-name="Table8.B2" office:value-type="string">
                  <text:p text:style-name="P4"><text:span text:style-name="T2"/></text:p>
                </table:table-cell>
              </table:table-row>
            </table:table>
            <text:p text:style-name="P5"/>
            <text:p text:style-name="P5">Extensiones:</text:p>
            <text:p text:style-name="P5"><text:span text:style-name="T2"/></text:p>
          </table:table-cell>
        </table:table-row>
      </table:table>
      <text:p text:style-name="P2"><text:soft-page-break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"><text:span text:style-name="T1">Nombre: <text:s text:c="14"/></text:span><text:span text:style-name="T2">Actualización usuario</text:span></text:p>
            <text:p text:style-name="P5">Código: <text:s text:c="15"/><text:span text:style-name="T2">CU003</text:span></text:p>
            <text:p text:style-name="P4"><text:span text:style-name="T1">Descripción: <text:s text:c="7"/></text:span><text:span text:style-name="T2">Se actualiza la información de un usuario específico. Esto <text:s text:c="11"/></text:span></text:p>
            <text:p text:style-name="P10"><text:s text:c="30"/>puede realizarse en el registro del usuario o cuando se <text:s text:c="2"/></text:p>
            <text:p text:style-name="P10"><text:s text:c="30"/>requiera el cambio en algunos de los datos de un usuario.</text:p>
            <text:p text:style-name="P4"><text:span text:style-name="T1">Actores: <text:s text:c="14"/></text:span><text:span text:style-name="T2">Usuario administrador</text:span></text:p>
            <text:p text:style-name="P4"><text:span text:style-name="T1">Precondiciones:</text:span><text:span text:style-name="T2"> <text:s/>Para la edición de los datos de un usuario, este debe estar <text:s/></text:span></text:p>
            <text:p text:style-name="P9"><text:s text:c="30"/>ya creado y además en el <text:s/>momento deben desplegarse los <text:s/></text:p>
            <text:p text:style-name="P9"><text:s text:c="30"/>datos correspondientes al usuario.</text:p>
            <text:p text:style-name="P4"><text:span text:style-name="T1">Flujo normal</text:span><text:span text:style-name="T2">:</text:span></text:p>
            <text:p text:style-name="P9"/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6">Usuario administrador</text:p>
                </table:table-cell>
                <table:table-cell table:style-name="Table4.B1" office:value-type="string">
                  <text:p text:style-name="P6">Sistema</text:p>
                </table:table-cell>
              </table:table-row>
              <table:table-row>
                <table:table-cell table:style-name="Table4.A2" office:value-type="string">
                  <text:p text:style-name="P4"><text:span text:style-name="T1">1.</text:span> Elige la opción de actualizar usuario</text:p>
                </table:table-cell>
                <table:table-cell table:style-name="Table4.B2" office:value-type="string">
                  <text:p text:style-name="P4"><text:span text:style-name="T1">2.</text:span> Obtiene y valida los datos</text:p>
                </table:table-cell>
              </table:table-row>
              <table:table-row>
                <table:table-cell table:style-name="Table4.A2" office:value-type="string">
                  <text:p text:style-name="P9"/>
                </table:table-cell>
                <table:table-cell table:style-name="Table4.B2" office:value-type="string">
                  <text:p text:style-name="P5">3. <text:span text:style-name="T2">Actualiza toda la información del usuario</text:span></text:p>
                </table:table-cell>
              </table:table-row>
              <table:table-row>
                <table:table-cell table:style-name="Table4.A2" office:value-type="string">
                  <text:p text:style-name="P4"/>
                </table:table-cell>
                <table:table-cell table:style-name="Table4.B2" office:value-type="string">
                  <text:p text:style-name="P4"><text:span text:style-name="T1">4.</text:span> Guarda la información del usuario</text:p>
                </table:table-cell>
              </table:table-row>
              <table:table-row>
                <table:table-cell table:style-name="Table4.A2" office:value-type="string">
                  <text:p text:style-name="P4"/>
                </table:table-cell>
                <table:table-cell table:style-name="Table4.B2" office:value-type="string">
                  <text:p text:style-name="P4"><text:span text:style-name="T1">5.</text:span> <text:span text:style-name="T2">Redirrecciona a la página principal</text:span></text:p>
                </table:table-cell>
              </table:table-row>
            </table:table>
            <text:p text:style-name="P5">Extensiones:</text:p>
            <text:p text:style-name="P5">2a. <text:span text:style-name="T2">Si uno de los campos está vacío, despliega mensaje de error pidiendo que se llenen los campos faltantes.</text:span></text:p>
            <text:p text:style-name="P5">2a. <text:span text:style-name="T2">Si algunos de los datos no es del tipo esperado, se redireccion a la página de actualización y despliega mensaje de error con los correspondientes campos erroneos. </text:span></text:p>
          </table:table-cell>
        </table:table-row>
      </table:table>
      <text:p text:style-name="P7"/>
      <table:table table:name="Table5" table:style-name="Table5">
        <table:table-column table:style-name="Table5.A"/>
        <table:table-row>
          <table:table-cell table:style-name="Table5.A1" office:value-type="string">
            <text:p text:style-name="P4"><text:span text:style-name="T1">Nombre: <text:s text:c="14"/></text:span><text:span text:style-name="T2">Eliminar usuario administrador</text:span></text:p>
            <text:p text:style-name="P5">Código: <text:span text:style-name="T2"><text:s text:c="15"/>CU004</text:span></text:p>
            <text:p text:style-name="P4"><text:span text:style-name="T1">Descripción: <text:s text:c="7"/></text:span></text:p>
            <text:p text:style-name="P4"><text:span text:style-name="T1">Actores: <text:s text:c="14"/></text:span></text:p>
            <text:p text:style-name="P4"><text:span text:style-name="T1">Precondiciones:</text:span><text:span text:style-name="T2"> <text:s/></text:span></text:p>
            <text:p text:style-name="P4"><text:span text:style-name="T1">Flujo normal</text:span><text:span text:style-name="T2">:</text:span></text:p>
            <text:p text:style-name="P9"/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6">Usuario administrador</text:p>
                </table:table-cell>
                <table:table-cell table:style-name="Table6.B1" office:value-type="string">
                  <text:p text:style-name="P6">Sistema</text:p>
                </table:table-cell>
              </table:table-row>
              <table:table-row>
                <table:table-cell table:style-name="Table6.A2" office:value-type="string">
                  <text:p text:style-name="P4"/>
                </table:table-cell>
                <table:table-cell table:style-name="Table6.B2" office:value-type="string">
                  <text:p text:style-name="P4"/>
                </table:table-cell>
              </table:table-row>
              <table:table-row>
                <table:table-cell table:style-name="Table6.A2" office:value-type="string">
                  <text:p text:style-name="P5"><text:span text:style-name="T2"/></text:p>
                </table:table-cell>
                <table:table-cell table:style-name="Table6.B2" office:value-type="string">
                  <text:p text:style-name="P5"><text:span text:style-name="T2"/></text:p>
                </table:table-cell>
              </table:table-row>
              <table:table-row>
                <table:table-cell table:style-name="Table6.A2" office:value-type="string">
                  <text:p text:style-name="P4"/>
                </table:table-cell>
                <table:table-cell table:style-name="Table6.B2" office:value-type="string">
                  <text:p text:style-name="P4"/>
                </table:table-cell>
              </table:table-row>
              <table:table-row>
                <table:table-cell table:style-name="Table6.A2" office:value-type="string">
                  <text:p text:style-name="P4"/>
                </table:table-cell>
                <table:table-cell table:style-name="Table6.B2" office:value-type="string">
                  <text:p text:style-name="P4"><text:span text:style-name="T2"/></text:p>
                </table:table-cell>
              </table:table-row>
            </table:table>
            <text:p text:style-name="P5"><text:soft-page-break/>Extensiones:</text:p>
            <text:p text:style-name="P5"><text:span text:style-name="T2"/></text:p>
          </table:table-cell>
        </table:table-row>
      </table:table>
      <text:p text:style-name="P7"/>
      <table:table table:name="Table9" table:style-name="Table9">
        <table:table-column table:style-name="Table9.A"/>
        <table:table-row>
          <table:table-cell table:style-name="Table9.A1" office:value-type="string">
            <text:p text:style-name="P4"><text:span text:style-name="T1">Nombre: <text:s text:c="14"/></text:span><text:span text:style-name="T2">Realizar reportes</text:span></text:p>
            <text:p text:style-name="P5">Código: <text:span text:style-name="T2"><text:s text:c="15"/>CU005</text:span></text:p>
            <text:p text:style-name="P4"><text:span text:style-name="T1">Descripción: <text:s text:c="7"/></text:span></text:p>
            <text:p text:style-name="P4"><text:span text:style-name="T1">Actores: <text:s text:c="14"/></text:span></text:p>
            <text:p text:style-name="P4"><text:span text:style-name="T1">Precondiciones:</text:span><text:span text:style-name="T2"> <text:s/></text:span></text:p>
            <text:p text:style-name="P4"><text:span text:style-name="T1">Flujo normal</text:span><text:span text:style-name="T2">:</text:span></text:p>
            <text:p text:style-name="P9"/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P6">Usuario administrador</text:p>
                </table:table-cell>
                <table:table-cell table:style-name="Table10.B1" office:value-type="string">
                  <text:p text:style-name="P6">Sistema</text:p>
                </table:table-cell>
              </table:table-row>
              <table:table-row>
                <table:table-cell table:style-name="Table10.A2" office:value-type="string">
                  <text:p text:style-name="P4"/>
                </table:table-cell>
                <table:table-cell table:style-name="Table10.B2" office:value-type="string">
                  <text:p text:style-name="P4"/>
                </table:table-cell>
              </table:table-row>
              <table:table-row>
                <table:table-cell table:style-name="Table10.A2" office:value-type="string">
                  <text:p text:style-name="P5"><text:span text:style-name="T2"/></text:p>
                </table:table-cell>
                <table:table-cell table:style-name="Table10.B2" office:value-type="string">
                  <text:p text:style-name="P5"><text:span text:style-name="T2"/></text:p>
                </table:table-cell>
              </table:table-row>
              <table:table-row>
                <table:table-cell table:style-name="Table10.A2" office:value-type="string">
                  <text:p text:style-name="P4"/>
                </table:table-cell>
                <table:table-cell table:style-name="Table10.B2" office:value-type="string">
                  <text:p text:style-name="P4"/>
                </table:table-cell>
              </table:table-row>
              <table:table-row>
                <table:table-cell table:style-name="Table10.A2" office:value-type="string">
                  <text:p text:style-name="P4"/>
                </table:table-cell>
                <table:table-cell table:style-name="Table10.B2" office:value-type="string">
                  <text:p text:style-name="P4"><text:span text:style-name="T2"/></text:p>
                </table:table-cell>
              </table:table-row>
            </table:table>
            <text:p text:style-name="P5"/>
            <text:p text:style-name="P5">Extensiones:</text:p>
            <text:p text:style-name="P5"><text:span text:style-name="T2"/></text:p>
          </table:table-cell>
        </table:table-row>
      </table:table>
      <text:p text:style-name="P7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"><text:span text:style-name="T1">Nombre: <text:s text:c="14"/></text:span><text:span text:style-name="T2">Configurar aplicación</text:span></text:p>
            <text:p text:style-name="P5">Código: <text:span text:style-name="T2"><text:s text:c="15"/>CU006</text:span></text:p>
            <text:p text:style-name="P4"><text:span text:style-name="T1">Descripción: <text:s text:c="7"/></text:span></text:p>
            <text:p text:style-name="P4"><text:span text:style-name="T1">Actores: <text:s text:c="14"/></text:span></text:p>
            <text:p text:style-name="P4"><text:span text:style-name="T1">Precondiciones:</text:span><text:span text:style-name="T2"> <text:s/></text:span></text:p>
            <text:p text:style-name="P4"><text:span text:style-name="T1">Flujo normal</text:span><text:span text:style-name="T2">:</text:span></text:p>
            <text:p text:style-name="P9"/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6">Usuario administrador</text:p>
                </table:table-cell>
                <table:table-cell table:style-name="Table12.B1" office:value-type="string">
                  <text:p text:style-name="P6">Sistema</text:p>
                </table:table-cell>
              </table:table-row>
              <table:table-row>
                <table:table-cell table:style-name="Table12.A2" office:value-type="string">
                  <text:p text:style-name="P4"/>
                </table:table-cell>
                <table:table-cell table:style-name="Table12.B2" office:value-type="string">
                  <text:p text:style-name="P4"/>
                </table:table-cell>
              </table:table-row>
              <table:table-row>
                <table:table-cell table:style-name="Table12.A2" office:value-type="string">
                  <text:p text:style-name="P5"><text:span text:style-name="T2"/></text:p>
                </table:table-cell>
                <table:table-cell table:style-name="Table12.B2" office:value-type="string">
                  <text:p text:style-name="P5"><text:span text:style-name="T2"/></text:p>
                </table:table-cell>
              </table:table-row>
              <table:table-row>
                <table:table-cell table:style-name="Table12.A2" office:value-type="string">
                  <text:p text:style-name="P4"/>
                </table:table-cell>
                <table:table-cell table:style-name="Table12.B2" office:value-type="string">
                  <text:p text:style-name="P4"/>
                </table:table-cell>
              </table:table-row>
              <table:table-row>
                <table:table-cell table:style-name="Table12.A2" office:value-type="string">
                  <text:p text:style-name="P4"/>
                </table:table-cell>
                <table:table-cell table:style-name="Table12.B2" office:value-type="string">
                  <text:p text:style-name="P4"><text:span text:style-name="T2"/></text:p>
                </table:table-cell>
              </table:table-row>
            </table:table>
            <text:p text:style-name="P5"/>
            <text:p text:style-name="P5">Extensiones:</text:p>
            <text:p text:style-name="P5"><text:span text:style-name="T2"/></text:p>
          </table:table-cell>
        </table:table-row>
      </table:table>
      <text:p text:style-name="P2"/>
      <text:p text:style-name="P2"/>
      <text:p text:style-name="P7"><text:soft-page-break/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4"><text:span text:style-name="T1">Nombre: <text:s text:c="14"/></text:span><text:span text:style-name="T2">Ejecutar procedimientos BD</text:span></text:p>
            <text:p text:style-name="P5">Código: <text:span text:style-name="T2"><text:s text:c="15"/>CU007</text:span></text:p>
            <text:p text:style-name="P4"><text:span text:style-name="T1">Descripción: <text:s text:c="7"/></text:span></text:p>
            <text:p text:style-name="P4"><text:span text:style-name="T1">Actores: <text:s text:c="14"/></text:span></text:p>
            <text:p text:style-name="P4"><text:span text:style-name="T1">Precondiciones:</text:span><text:span text:style-name="T2"> <text:s/></text:span></text:p>
            <text:p text:style-name="P4"><text:span text:style-name="T1">Flujo normal</text:span><text:span text:style-name="T2">:</text:span></text:p>
            <text:p text:style-name="P9"/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P6">Usuario administrador</text:p>
                </table:table-cell>
                <table:table-cell table:style-name="Table14.B1" office:value-type="string">
                  <text:p text:style-name="P6">Sistema</text:p>
                </table:table-cell>
              </table:table-row>
              <table:table-row>
                <table:table-cell table:style-name="Table14.A2" office:value-type="string">
                  <text:p text:style-name="P4"/>
                </table:table-cell>
                <table:table-cell table:style-name="Table14.B2" office:value-type="string">
                  <text:p text:style-name="P4"/>
                </table:table-cell>
              </table:table-row>
              <table:table-row>
                <table:table-cell table:style-name="Table14.A2" office:value-type="string">
                  <text:p text:style-name="P5"><text:span text:style-name="T2"/></text:p>
                </table:table-cell>
                <table:table-cell table:style-name="Table14.B2" office:value-type="string">
                  <text:p text:style-name="P5"><text:span text:style-name="T2"/></text:p>
                </table:table-cell>
              </table:table-row>
              <table:table-row>
                <table:table-cell table:style-name="Table14.A2" office:value-type="string">
                  <text:p text:style-name="P4"/>
                </table:table-cell>
                <table:table-cell table:style-name="Table14.B2" office:value-type="string">
                  <text:p text:style-name="P4"/>
                </table:table-cell>
              </table:table-row>
              <table:table-row>
                <table:table-cell table:style-name="Table14.A2" office:value-type="string">
                  <text:p text:style-name="P4"/>
                </table:table-cell>
                <table:table-cell table:style-name="Table14.B2" office:value-type="string">
                  <text:p text:style-name="P4"><text:span text:style-name="T2"/></text:p>
                </table:table-cell>
              </table:table-row>
            </table:table>
            <text:p text:style-name="P5"/>
            <text:p text:style-name="P5">Extensiones:</text:p>
            <text:p text:style-name="P5"><text:span text:style-name="T2"/></text:p>
          </table:table-cell>
        </table:table-row>
      </table:table>
      <text:p text:style-name="P2"/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eo </meta:initial-creator>
    <meta:creation-date>2011-12-10T13:03:17</meta:creation-date>
    <dc:date>2011-12-10T14:27:55</dc:date>
    <dc:creator>mateo </dc:creator>
    <meta:editing-duration>PT1H6M5S</meta:editing-duration>
    <meta:editing-cycles>4</meta:editing-cycles>
    <meta:generator>LibreOffice/3.3$Linux LibreOffice_project/330m19$Build-401</meta:generator>
    <meta:document-statistic meta:table-count="14" meta:image-count="0" meta:object-count="0" meta:page-count="4" meta:paragraph-count="83" meta:word-count="341" meta:character-count="2843"/>
  </office:meta>
</office:document-meta>
</file>